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CAD660E9289D78CC.png" manifest:media-type="image/png"/>
  <manifest:file-entry manifest:full-path="Pictures/10000000000001900000019000175479D12112A4.png" manifest:media-type="image/png"/>
  <manifest:file-entry manifest:full-path="Pictures/10000201000001900000019092F8A265BBE1302F.png" manifest:media-type="image/png"/>
  <manifest:file-entry manifest:full-path="Pictures/100000000000019000000190006411DFE82FD73B.png" manifest:media-type="image/png"/>
  <manifest:file-entry manifest:full-path="Pictures/1000020100000280000002806102310BDC71C709.png" manifest:media-type="image/png"/>
  <manifest:file-entry manifest:full-path="Pictures/10000000000000F0000000F045D5E9BCB15133B2.jpg" manifest:media-type="image/jpeg"/>
  <manifest:file-entry manifest:full-path="Pictures/1000020100000708000001C21F76C2416C74BF5F.png" manifest:media-type="image/png"/>
  <manifest:file-entry manifest:full-path="Pictures/10000201000000B4000000B45CF24E7EABE93A3A.png" manifest:media-type="image/png"/>
  <manifest:file-entry manifest:full-path="Pictures/10000201000000AC0000005ED526E6D98C29D558.png" manifest:media-type="image/png"/>
  <manifest:file-entry manifest:full-path="Pictures/100002010000009600000096EC3B7E0C3EFEE562.png" manifest:media-type="image/png"/>
  <manifest:file-entry manifest:full-path="Pictures/1000020100000258000002580A650405DB383169.png" manifest:media-type="image/png"/>
  <manifest:file-entry manifest:full-path="Pictures/1000020100000190000001900678277E5470C9BD.png" manifest:media-type="image/png"/>
  <manifest:file-entry manifest:full-path="Pictures/100000000000025800000200627AD68B3EB9AE44.png" manifest:media-type="image/png"/>
  <manifest:file-entry manifest:full-path="Pictures/10000201000003E8000003E8868502F47B94FD2B.png" manifest:media-type="image/png"/>
  <manifest:file-entry manifest:full-path="Pictures/100002010000014D000002588B408785DE05E2E3.png" manifest:media-type="image/png"/>
  <manifest:file-entry manifest:full-path="Pictures/10000201000002B2000003308BAF97C296E3DE1C.png" manifest:media-type="image/png"/>
  <manifest:file-entry manifest:full-path="Pictures/10000201000004A3000004A38AC884A79476BA96.png" manifest:media-type="image/png"/>
  <manifest:file-entry manifest:full-path="Pictures/10000201000001F5000000AB29D8E429305BC639.png" manifest:media-type="image/png"/>
  <manifest:file-entry manifest:full-path="Pictures/10000201000000AF000000AF23BAF4660561CF8B.png" manifest:media-type="image/png"/>
  <manifest:file-entry manifest:full-path="Pictures/100002010000013B000001270EA61DF9EB791338.png" manifest:media-type="image/png"/>
  <manifest:file-entry manifest:full-path="Pictures/10000201000004B0000002D072D4884B8560BE2A.png" manifest:media-type="image/png"/>
  <manifest:file-entry manifest:full-path="Pictures/10000201000001900000008C013152C63D5C4C80.png" manifest:media-type="image/png"/>
  <manifest:file-entry manifest:full-path="Pictures/10000201000002530000034A570DB16099B7C320.png" manifest:media-type="image/png"/>
  <manifest:file-entry manifest:full-path="Pictures/100038FF000011C8000009BFFFCC601438871EDC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7cm, 3.468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8cm, 2.037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106;p26" draw:style-name="gr1" draw:text-style-name="P1" draw:layer="layout" svg:width="2.306cm" svg:height="2.36cm" svg:x="7.299cm" svg:y="11.6cm">
          <draw:image xlink:href="Pictures/100002010000010000000100CAD660E9289D78CC.png" xlink:type="simple" xlink:show="embed" xlink:actuate="onLoad" loext:mime-type="image/png">
            <text:p/>
          </draw:image>
        </draw:frame>
        <draw:frame draw:name="Google Shape;107;p26" draw:style-name="gr2" draw:text-style-name="P1" draw:layer="layout" svg:width="2.618cm" svg:height="2.618cm" svg:x="3.982cm" svg:y="11.4cm">
          <draw:image xlink:href="Pictures/10000000000001900000019000175479D12112A4.png" xlink:type="simple" xlink:show="embed" xlink:actuate="onLoad" loext:mime-type="image/png">
            <text:p/>
          </draw:image>
        </draw:frame>
        <draw:frame draw:name="Google Shape;108;p26" draw:style-name="gr2" draw:text-style-name="P1" draw:layer="layout" svg:width="2.6cm" svg:height="2.6cm" svg:x="13cm" svg:y="0.8cm">
          <draw:image xlink:href="Pictures/100000000000019000000190006411DFE82FD73B.png" xlink:type="simple" xlink:show="embed" xlink:actuate="onLoad" loext:mime-type="image/png">
            <text:p/>
          </draw:image>
        </draw:frame>
        <draw:frame draw:name="Google Shape;109;p26" draw:style-name="gr2" draw:text-style-name="P1" draw:layer="layout" svg:width="2.63cm" svg:height="2.63cm" svg:x="14.77cm" svg:y="11.37cm">
          <draw:image xlink:href="Pictures/10000000000000F0000000F045D5E9BCB15133B2.jpg" xlink:type="simple" xlink:show="embed" xlink:actuate="onLoad" loext:mime-type="image/jpeg">
            <text:p/>
          </draw:image>
        </draw:frame>
        <draw:frame draw:name="Google Shape;110;p26" draw:style-name="gr2" draw:text-style-name="P1" draw:layer="layout" svg:width="2.774cm" svg:height="2.774cm" svg:x="0.4cm" svg:y="11.4cm">
          <draw:image xlink:href="Pictures/1000020100000280000002806102310BDC71C709.png" xlink:type="simple" xlink:show="embed" xlink:actuate="onLoad" loext:mime-type="image/png">
            <text:p/>
          </draw:image>
        </draw:frame>
        <draw:frame draw:name="Google Shape;111;p26" draw:style-name="gr2" draw:text-style-name="P1" draw:layer="layout" svg:width="2.8cm" svg:height="2.8cm" svg:x="9.8cm" svg:y="0.8cm">
          <draw:image xlink:href="Pictures/10000201000000B4000000B45CF24E7EABE93A3A.png" xlink:type="simple" xlink:show="embed" xlink:actuate="onLoad" loext:mime-type="image/png">
            <text:p/>
          </draw:image>
        </draw:frame>
        <draw:frame draw:name="Google Shape;112;p26" draw:style-name="gr2" draw:text-style-name="P1" draw:layer="layout" svg:width="3.153cm" svg:height="3.153cm" svg:x="0.4cm" svg:y="7.8cm">
          <draw:image xlink:href="Pictures/100002010000009600000096EC3B7E0C3EFEE562.png" xlink:type="simple" xlink:show="embed" xlink:actuate="onLoad" loext:mime-type="image/png">
            <text:p/>
          </draw:image>
        </draw:frame>
        <draw:frame draw:name="Google Shape;114;p26" draw:style-name="gr2" draw:text-style-name="P1" draw:layer="layout" svg:width="5.131cm" svg:height="1.281cm" svg:x="20cm" svg:y="6.2cm">
          <draw:image xlink:href="Pictures/1000020100000708000001C21F76C2416C74BF5F.png" xlink:type="simple" xlink:show="embed" xlink:actuate="onLoad" loext:mime-type="image/png">
            <text:p/>
          </draw:image>
        </draw:frame>
        <draw:frame draw:name="Google Shape;115;p26" draw:style-name="gr2" draw:text-style-name="P1" draw:layer="layout" svg:width="2.82cm" svg:height="2.82cm" svg:x="0.38cm" svg:y="4.4cm">
          <draw:image xlink:href="Pictures/1000020100000258000002580A650405DB383169.png" xlink:type="simple" xlink:show="embed" xlink:actuate="onLoad" loext:mime-type="image/png">
            <text:p/>
          </draw:image>
        </draw:frame>
        <draw:g draw:name="Google Shape;116;p26">
          <draw:frame draw:name="Google Shape;117;p26" draw:style-name="gr3" draw:text-style-name="P1" draw:layer="layout" svg:width="1.08cm" svg:height="1.885cm" svg:x="20cm" svg:y="7.715cm">
            <draw:image xlink:href="Pictures/10000201000001900000019092F8A265BBE1302F.png" xlink:type="simple" xlink:show="embed" xlink:actuate="onLoad" loext:mime-type="image/png">
              <text:p/>
            </draw:image>
          </draw:frame>
          <draw:frame draw:name="Google Shape;118;p26" draw:style-name="gr4" draw:text-style-name="P1" draw:layer="layout" svg:width="4.176cm" svg:height="1.885cm" svg:x="21.011cm" svg:y="7.715cm">
            <draw:image xlink:href="Pictures/1000020100000190000001900678277E5470C9BD.png" xlink:type="simple" xlink:show="embed" xlink:actuate="onLoad" loext:mime-type="image/png">
              <text:p/>
            </draw:image>
          </draw:frame>
        </draw:g>
        <draw:frame draw:name="Google Shape;119;p26" draw:style-name="gr2" draw:text-style-name="P1" draw:layer="layout" svg:width="3cm" svg:height="3cm" svg:x="15.6cm" svg:y="0.6cm">
          <draw:image xlink:href="Pictures/10000201000003E8000003E8868502F47B94FD2B.png" xlink:type="simple" xlink:show="embed" xlink:actuate="onLoad" loext:mime-type="image/png">
            <text:p/>
          </draw:image>
        </draw:frame>
        <draw:frame draw:name="Google Shape;120;p26" draw:style-name="gr2" draw:text-style-name="P1" draw:layer="layout" svg:width="1.685cm" svg:height="3.039cm" svg:x="11.8cm" svg:y="11cm">
          <draw:image xlink:href="Pictures/100002010000014D000002588B408785DE05E2E3.png" xlink:type="simple" xlink:show="embed" xlink:actuate="onLoad" loext:mime-type="image/png">
            <text:p/>
          </draw:image>
        </draw:frame>
        <draw:frame draw:name="Google Shape;121;p26" draw:style-name="gr2" draw:text-style-name="P1" draw:layer="layout" svg:width="3.2cm" svg:height="3.785cm" svg:x="0.4cm" svg:y="0.415cm">
          <draw:image xlink:href="Pictures/10000201000002B2000003308BAF97C296E3DE1C.png" xlink:type="simple" xlink:show="embed" xlink:actuate="onLoad" loext:mime-type="image/png">
            <text:p/>
          </draw:image>
        </draw:frame>
        <draw:frame draw:name="Google Shape;122;p26" draw:style-name="gr2" draw:text-style-name="P1" draw:layer="layout" svg:width="2.6cm" svg:height="2.6cm" svg:x="6.8cm" svg:y="0.8cm">
          <draw:image xlink:href="Pictures/10000201000004A3000004A38AC884A79476BA96.png" xlink:type="simple" xlink:show="embed" xlink:actuate="onLoad" loext:mime-type="image/png">
            <text:p/>
          </draw:image>
        </draw:frame>
        <draw:frame draw:name="Google Shape;123;p26" draw:style-name="gr2" draw:text-style-name="P1" draw:layer="layout" svg:width="4.895cm" svg:height="1.669cm" svg:x="20.105cm" svg:y="3.931cm">
          <draw:image xlink:href="Pictures/10000201000001F5000000AB29D8E429305BC639.png" xlink:type="simple" xlink:show="embed" xlink:actuate="onLoad" loext:mime-type="image/png">
            <text:p/>
          </draw:image>
        </draw:frame>
        <draw:frame draw:name="Google Shape;124;p26" draw:style-name="gr2" draw:text-style-name="P1" draw:layer="layout" svg:width="3.281cm" svg:height="2.8cm" svg:x="18.2cm" svg:y="11.2cm">
          <draw:image xlink:href="Pictures/100000000000025800000200627AD68B3EB9AE44.png" xlink:type="simple" xlink:show="embed" xlink:actuate="onLoad" loext:mime-type="image/png">
            <text:p/>
          </draw:image>
        </draw:frame>
        <draw:frame draw:name="Google Shape;125;p26" draw:style-name="gr2" draw:text-style-name="P1" draw:layer="layout" svg:width="2.874cm" svg:height="2.874cm" svg:x="21.926cm" svg:y="0.526cm">
          <draw:image xlink:href="Pictures/10000201000000AF000000AF23BAF4660561CF8B.png" xlink:type="simple" xlink:show="embed" xlink:actuate="onLoad" loext:mime-type="image/png">
            <text:p/>
          </draw:image>
        </draw:frame>
        <draw:frame draw:name="Google Shape;126;p26" draw:style-name="gr2" draw:text-style-name="P1" draw:layer="layout" svg:width="2.99cm" svg:height="2.8cm" svg:x="18.61cm" svg:y="0.6cm">
          <draw:image xlink:href="Pictures/100002010000013B000001270EA61DF9EB791338.png" xlink:type="simple" xlink:show="embed" xlink:actuate="onLoad" loext:mime-type="image/png">
            <text:p/>
          </draw:image>
        </draw:frame>
        <draw:frame draw:name="Google Shape;127;p26" draw:style-name="gr2" draw:text-style-name="P1" draw:layer="layout" svg:width="3.909cm" svg:height="2.511cm" svg:x="21.481cm" svg:y="11.4cm">
          <draw:image xlink:href="Pictures/10000201000004B0000002D072D4884B8560BE2A.png" xlink:type="simple" xlink:show="embed" xlink:actuate="onLoad" loext:mime-type="image/png">
            <text:p/>
          </draw:image>
        </draw:frame>
        <draw:frame draw:name="Google Shape;128;p26" draw:style-name="gr2" draw:text-style-name="P1" draw:layer="layout" svg:width="3.447cm" svg:height="1.205cm" svg:x="21.745cm" svg:y="9.692cm">
          <draw:image xlink:href="Pictures/10000201000001900000008C013152C63D5C4C80.png" xlink:type="simple" xlink:show="embed" xlink:actuate="onLoad" loext:mime-type="image/png">
            <text:p/>
          </draw:image>
        </draw:frame>
        <draw:frame draw:name="Google Shape;129;p26" draw:style-name="gr2" draw:text-style-name="P1" draw:layer="layout" svg:width="2.402cm" svg:height="3.4cm" svg:x="4.2cm" svg:y="0.4cm">
          <draw:image xlink:href="Pictures/10000201000002530000034A570DB16099B7C320.png" xlink:type="simple" xlink:show="embed" xlink:actuate="onLoad" loext:mime-type="image/png">
            <text:p/>
          </draw:image>
        </draw:frame>
        <draw:frame draw:style-name="gr5" draw:text-style-name="P2" draw:layer="layout" svg:width="4.551cm" svg:height="2.494cm" svg:x="10.649cm" svg:y="6.2cm">
          <draw:image xlink:href="Pictures/100038FF000011C8000009BFFFCC601438871EDC.svg" xlink:type="simple" xlink:show="embed" xlink:actuate="onLoad" loext:mime-type="image/svg+xml">
            <text:p/>
          </draw:image>
          <draw:image xlink:href="Pictures/10000201000000AC0000005ED526E6D98C29D558.png" xlink:type="simple" xlink:show="embed" xlink:actuate="onLoad" loext:mime-type="image/png"/>
        </draw:frame>
        <presentation:notes draw:style-name="dp2">
          <draw:page-thumbnail draw:name="Google Shape;103;g733da33cb8_0_1:notes" draw:style-name="gr6" draw:layer="layout" svg:width="16.93cm" svg:height="9.522cm" svg:x="1.059cm" svg:y="1.905cm" draw:page-number="1" presentation:class="page"/>
          <draw:frame draw:name="Google Shape;104;g733da33cb8_0_1:notes" presentation:style-name="pr1" draw:text-style-name="P4" draw:layer="layout" svg:width="15.237cm" svg:height="11.427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59;p16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60;p16" presentation:style-name="OBJECT-outline1" draw:layer="backgroundobjects" svg:width="22.858cm" svg:height="9.428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Windows_X86_64 LibreOffice_project/2412653d852ce75f65fbfa83fb7e7b669a126d64</meta:generator>
    <dc:date>2020-04-11T21:57:10.071000000</dc:date>
    <meta:editing-duration>PT14M2S</meta:editing-duration>
    <meta:editing-cycles>2</meta:editing-cycles>
    <meta:document-statistic meta:object-count="44"/>
  </office:meta>
</office:document-meta>
</file>